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  <style:text-properties fo:color="#333333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table:style-name="ce1" office:value-type="string" calcext:value-type="string">
            <text:p>Arduino_linear_moti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half steps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/>
          <table:table-cell table:formula="of:=[.B4]/[.B3]" office:value-type="float" office:value="0.212" calcext:value-type="float">
            <text:p>0,212</text:p>
          </table:table-cell>
          <table:table-cell office:value-type="string" calcext:value-type="string">
            <text:p>mm / step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steps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" table:formula="of:=[.B10]/[.$B$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5" table:formula="of:=[.B11]/[.$B$6]" office:value-type="float" office:value="28.3018867924528" calcext:value-type="float">
            <text:p>28</text:p>
          </table:table-cell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5" table:formula="of:=[.B12]/[.$B$6]" office:value-type="float" office:value="56.6037735849057" calcext:value-type="float">
            <text:p>57</text:p>
          </table:table-cell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5" table:formula="of:=[.B13]/[.$B$6]" office:value-type="float" office:value="84.9056603773585" calcext:value-type="float">
            <text:p>85</text:p>
          </table:table-cell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5" table:formula="of:=[.B14]/[.$B$6]" office:value-type="float" office:value="113.207547169811" calcext:value-type="float">
            <text:p>113</text:p>
          </table:table-cell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5" table:formula="of:=[.B15]/[.$B$6]" office:value-type="float" office:value="141.509433962264" calcext:value-type="float">
            <text:p>142</text:p>
          </table:table-cell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5" table:formula="of:=[.B16]/[.$B$6]" office:value-type="float" office:value="169.811320754717" calcext:value-type="float">
            <text:p>170</text:p>
          </table:table-cell>
        </table:table-row>
        <table:table-row table:style-name="ro2">
          <table:table-cell/>
          <table:table-cell table:style-name="ce3" office:value-type="float" office:value="42" calcext:value-type="float">
            <text:p>42</text:p>
          </table:table-cell>
          <table:table-cell table:style-name="ce5" table:formula="of:=[.B17]/[.$B$6]" office:value-type="float" office:value="198.11320754717" calcext:value-type="float">
            <text:p>198</text:p>
          </table:table-cell>
        </table:table-row>
        <table:table-row table:style-name="ro2">
          <table:table-cell/>
          <table:table-cell table:style-name="ce3" office:value-type="float" office:value="48" calcext:value-type="float">
            <text:p>48</text:p>
          </table:table-cell>
          <table:table-cell table:style-name="ce5" table:formula="of:=[.B18]/[.$B$6]" office:value-type="float" office:value="226.415094339623" calcext:value-type="float">
            <text:p>226</text:p>
          </table:table-cell>
        </table:table-row>
        <table:table-row table:style-name="ro2">
          <table:table-cell/>
          <table:table-cell table:style-name="ce3" office:value-type="float" office:value="54" calcext:value-type="float">
            <text:p>54</text:p>
          </table:table-cell>
          <table:table-cell table:style-name="ce5" table:formula="of:=[.B19]/[.$B$6]" office:value-type="float" office:value="254.716981132075" calcext:value-type="float">
            <text:p>255</text:p>
          </table:table-cell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table:style-name="ce5" table:formula="of:=[.B20]/[.$B$6]" office:value-type="float" office:value="283.018867924528" calcext:value-type="float">
            <text:p>283</text:p>
          </table:table-cell>
        </table:table-row>
        <table:table-row table:style-name="ro2">
          <table:table-cell/>
          <table:table-cell table:style-name="ce3" office:value-type="float" office:value="66" calcext:value-type="float">
            <text:p>66</text:p>
          </table:table-cell>
          <table:table-cell table:style-name="ce5" table:formula="of:=[.B21]/[.$B$6]" office:value-type="float" office:value="311.320754716981" calcext:value-type="float">
            <text:p>311</text:p>
          </table:table-cell>
        </table:table-row>
        <table:table-row table:style-name="ro2">
          <table:table-cell/>
          <table:table-cell table:style-name="ce3" office:value-type="float" office:value="72" calcext:value-type="float">
            <text:p>72</text:p>
          </table:table-cell>
          <table:table-cell table:style-name="ce5" table:formula="of:=[.B22]/[.$B$6]" office:value-type="float" office:value="339.622641509434" calcext:value-type="float">
            <text:p>340</text:p>
          </table:table-cell>
        </table:table-row>
        <table:table-row table:style-name="ro2">
          <table:table-cell/>
          <table:table-cell table:style-name="ce3" office:value-type="float" office:value="78" calcext:value-type="float">
            <text:p>78</text:p>
          </table:table-cell>
          <table:table-cell table:style-name="ce5" table:formula="of:=[.B23]/[.$B$6]" office:value-type="float" office:value="367.924528301887" calcext:value-type="float">
            <text:p>368</text:p>
          </table:table-cell>
        </table:table-row>
        <table:table-row table:style-name="ro2">
          <table:table-cell/>
          <table:table-cell table:style-name="ce3" office:value-type="float" office:value="84" calcext:value-type="float">
            <text:p>84</text:p>
          </table:table-cell>
          <table:table-cell table:style-name="ce5" table:formula="of:=[.B24]/[.$B$6]" office:value-type="float" office:value="396.22641509434" calcext:value-type="float">
            <text:p>396</text:p>
          </table:table-cell>
        </table:table-row>
        <table:table-row table:style-name="ro2">
          <table:table-cell/>
          <table:table-cell table:style-name="ce3" office:value-type="float" office:value="90" calcext:value-type="float">
            <text:p>90</text:p>
          </table:table-cell>
          <table:table-cell table:style-name="ce5" table:formula="of:=[.B25]/[.$B$6]" office:value-type="float" office:value="424.528301886793" calcext:value-type="float">
            <text:p>425</text:p>
          </table:table-cell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8:42:12.643000000</meta:creation-date>
    <dc:date>2014-04-21T18:53:19.790000000</dc:date>
    <meta:editing-duration>PT49S</meta:editing-duration>
    <meta:editing-cycles>2</meta:editing-cycles>
    <meta:generator>LibreOffice/4.1.3.2$Windows_x86 LibreOffice_project/70feb7d99726f064edab4605a8ab840c50ec57a</meta:generator>
    <meta:document-statistic meta:table-count="1" meta:cell-count="41" meta:object-count="0"/>
  </office:meta>
</office:document-meta>
</file>